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NewRomanPSMT" fo:font-size="12pt" style:text-underline-style="none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 fo:break-before="page"/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es exàmen – Entorns de desenvolupament, unitats 1, 2 y 3</text:p>
      <text:p text:style-name="P2"/>
      <text:list xml:id="list5736013269303693748" text:style-name="L1">
        <text:list-item>
          <text:p text:style-name="P4">Pregunta del tema 1</text:p>
          <text:p text:style-name="P4">Quin o quins són els tipus de software que es distingeixen segons la seva funció?</text:p>
        </text:list-item>
      </text:list>
      <text:p text:style-name="P3"/>
      <text:p text:style-name="P2"><text:tab/>a) Sistema operatiu</text:p>
      <text:p text:style-name="P2"><text:tab/>b) Software de programació</text:p>
      <text:p text:style-name="P2"><text:tab/>c) Aplicacions</text:p>
      <text:p text:style-name="P2"><text:tab/><text:span text:style-name="T1">d) Totes les respostes son correctes</text:span></text:p>
      <text:p text:style-name="P2"/>
      <text:list xml:id="list2584716938116372436" text:style-name="L2">
        <text:list-item>
          <text:p text:style-name="P5">Pregunta de la pràctica de Github</text:p>
          <text:p text:style-name="P5">Per a qué serveix l'acció “merge” en Github? Tria la resposta més correcta.</text:p>
        </text:list-item>
      </text:list>
      <text:p text:style-name="P3"/>
      <text:p text:style-name="P2"><text:tab/>a) Per a modificar un arxiu en la branca principal o “master”</text:p>
      <text:p text:style-name="P2"><text:tab/>b) <text:span text:style-name="T1">Per a actualitzar un arxiu que está situat en la branca <text:s/>principal/master amb un <text:tab/>altre desenvolupat en una branca secundària.</text:span></text:p>
      <text:p text:style-name="P2"><text:tab/>c) Per a borrar un arxiu de la branca principal o master.</text:p>
      <text:p text:style-name="P2"><text:tab/>d) Cap de les respostes anteriors es certa.</text:p>
      <text:p text:style-name="P2"/>
      <text:list xml:id="list2116544334318843924" text:style-name="L3">
        <text:list-item>
          <text:p text:style-name="P6">Pregunta 1 del tema 2</text:p>
        </text:list-item>
      </text:list>
      <text:p text:style-name="P3"><text:tab/>Quina de les següents opcions <text:span text:style-name="T2">no</text:span> es un tipus de classificació de eina CASE?</text:p>
      <text:p text:style-name="P3"/>
      <text:p text:style-name="P2"><text:tab/>a) U-CASE</text:p>
      <text:p text:style-name="P2"><text:tab/>b) M-CASE</text:p>
      <text:p text:style-name="P2"><text:tab/><text:span text:style-name="T1">c) N-CASE</text:span></text:p>
      <text:p text:style-name="P10"><text:tab/>d) L-CASE</text:p>
      <text:p text:style-name="P2"/>
      <text:p text:style-name="P2"/>
      <text:list xml:id="list39350711" text:continue-numbering="true" text:style-name="L3">
        <text:list-item>
          <text:p text:style-name="P6">Pregunta 2 del tema 2</text:p>
        </text:list-item>
      </text:list>
      <text:p text:style-name="P3"><text:tab/>Qué es el llenguatge màquina?</text:p>
      <text:p text:style-name="P2"/>
      <text:p text:style-name="P2"><text:tab/><text:span text:style-name="T1">a) Es un llenguatge que ja no s'utilitza per a programar.</text:span></text:p>
      <text:p text:style-name="P2"><text:tab/>b) Va ser el segon llenguatge utilitzat.</text:p>
      <text:p text:style-name="P2"><text:tab/>c) Es portable d'un equip a un altre.</text:p>
      <text:p text:style-name="P2"><text:tab/>d) Es un llenguatge que l'ordinador no entén directament.</text:p>
      <text:p text:style-name="P2"/>
      <text:p text:style-name="P2"/>
      <text:list xml:id="list39356021" text:continue-numbering="true" text:style-name="L3">
        <text:list-item>
          <text:p text:style-name="P6">Pregunta de la pràctica 2</text:p>
        </text:list-item>
      </text:list>
      <text:p text:style-name="P3"><text:tab/>Quina sería una aplicació en la que sería recomenable utilitzar el model de <text:tab/>desenvolupament en espiral?</text:p>
      <text:p text:style-name="P2"><text:tab/></text:p>
      <text:p text:style-name="P2"><text:tab/>a) Una aplicació simple de calculadora.</text:p>
      <text:p text:style-name="P2"><text:tab/>b) Un lector de PDFs.</text:p>
      <text:p text:style-name="P2"><text:tab/><text:span text:style-name="T1">c) Aplicació de una xarxa social.</text:span></text:p>
      <text:p text:style-name="P2"><text:tab/>d) Un reproductor de música.</text:p>
      <text:p text:style-name="P2"/>
      <text:list xml:id="list39344883" text:continue-numbering="true" text:style-name="L3">
        <text:list-header>
          <text:p text:style-name="P8"/>
        </text:list-header>
        <text:list-item>
          <text:p text:style-name="P11">Pregunta 1 del tema 3</text:p>
        </text:list-item>
      </text:list>
      <text:p text:style-name="P3"><text:tab/>Quina característica ha de tenir tot codi?</text:p>
      <text:p text:style-name="P2"><text:tab/>a) Modularitat: que estigui tot dividit en trossets més petits.</text:p>
      <text:p text:style-name="P2"><text:tab/>b) Eficiència: ha de fer bon ús dels recursos.</text:p>
      <text:p text:style-name="P2"><text:tab/>c) Fàcil de llegir: per a facilitar el seu desenvolupament i manteniment en el futur.</text:p>
      <text:p text:style-name="P2"><text:tab/><text:span text:style-name="T1">d) Totes les respostes anteriors son certes.</text:span></text:p>
      <text:p text:style-name="P2"/>
      <text:p text:style-name="P2"/>
      <text:list xml:id="list39360280" text:continue-numbering="true" text:style-name="L3">
        <text:list-item>
          <text:p text:style-name="P6">Pregunta 1 del tema 3</text:p>
        </text:list-item>
      </text:list>
      <text:p text:style-name="P3"><text:tab/>Tria la resposta que siga una funció principal de una màquina virtual:</text:p>
      <text:p text:style-name="P3"/>
      <text:p text:style-name="P2"><text:tab/>a) Aconseguir que les aplicacions siguin més lleugeres.</text:p>
      <text:p text:style-name="P2"><text:tab/><text:span text:style-name="T1">b) Reservar memòria per als objectes que es creen i lliberar la memòria no utilitzada.</text:span></text:p>
      <text:p text:style-name="P2"><text:tab/>c) Millora en el consum de recursos del sistema.</text:p>
      <text:p text:style-name="P2"><text:tab/>d) Cap de les respostes anteriors es cert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ntonio Li Manzaneque Ruiz 1ºDA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6T18:05:43.98</meta:creation-date>
    <dc:date>2017-11-26T19:16:33.28</dc:date>
    <meta:editing-duration>PT38M8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2" meta:paragraph-count="45" meta:word-count="354" meta:character-count="1983"/>
  </office:meta>
</office:document-meta>
</file>